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4.95cm" fo:min-width="5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248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4.85cm" fo:min-width="5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60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5.05cm" fo:min-width="5.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6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3.602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000000" draw:marker-end="Small_20_Arrow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cm" svg:height="25.2cm" svg:x="5.7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cm" svg:height="2.4cm" svg:x="6cm" svg:y="4.9cm">
          <text:p text:style-name="P2"><text:span text:style-name="T1">Foreach Algo in list :</text:span></text:p>
          <text:p text:style-name="P2"><text:span text:style-name="T1">Instanciate Algorithm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cm" svg:height="1.3cm" svg:x="5.5cm" svg:y="2cm">
          <draw:text-box>
            <text:p text:style-name="P4">ExperimentActor</text:p>
          </draw:text-box>
        </draw:frame>
        <draw:custom-shape draw:style-name="gr4" draw:text-style-name="P1" draw:layer="layout" svg:width="6.2cm" svg:height="25.1cm" svg:x="13.9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8cm" svg:height="2.6cm" svg:x="14.1cm" svg:y="4.8cm">
          <text:p text:style-name="P2"><text:span text:style-name="T1">Foreach validation in parameter:</text:span></text:p>
          <text:p text:style-name="P2"><text:span text:style-name="T1">Instanciate CrossValidation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cm" svg:height="0.962cm" svg:x="13.9cm" svg:y="2.1cm">
          <draw:text-box>
            <text:p text:style-name="P4">AlgorithmActor</text:p>
          </draw:text-box>
        </draw:frame>
        <draw:custom-shape draw:style-name="gr7" draw:text-style-name="P1" draw:layer="layout" svg:width="6.2cm" svg:height="25.3cm" svg:x="2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5.8cm" svg:height="1.2cm" svg:x="22.2cm" svg:y="3.5cm">
          <text:p text:style-name="P2"><text:span text:style-name="T1">Split dataset and </text:span><text:span text:style-name="T1"><text:line-break/></text:span><text:span text:style-name="T1">lauches 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1.4cm" svg:y1="6.1cm" svg:x2="14cm" svg:y2="6.1cm">
          <text:p/>
        </draw:line>
        <draw:frame draw:style-name="gr10" draw:text-style-name="P6" draw:layer="layout" svg:width="6.5cm" svg:height="1.673cm" svg:x="21.731cm" svg:y="2.031cm">
          <draw:text-box>
            <text:p text:style-name="P4">CrossValidationActor</text:p>
          </draw:text-box>
        </draw:frame>
        <draw:custom-shape draw:style-name="gr11" draw:text-style-name="P3" draw:layer="layout" svg:width="5.8cm" svg:height="2.5cm" svg:x="14.1cm" svg:y="8.7cm">
          <text:p text:style-name="P2"><text:span text:style-name="T1">Foreach validation in parameter:</text:span></text:p>
          <text:p text:style-name="P2"><text:span text:style-name="T1">Instanciate CrossValidation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0cm" svg:y1="6.1cm" svg:x2="22.2cm" svg:y2="4.1cm">
          <text:p/>
        </draw:line>
        <draw:custom-shape draw:style-name="gr8" draw:text-style-name="P3" draw:layer="layout" svg:width="5.8cm" svg:height="1.2cm" svg:x="22.2cm" svg:y="5cm">
          <text:p text:style-name="P2"><text:span text:style-name="T1">Split dataset and </text:span><text:span text:style-name="T1"><text:line-break/></text:span><text:span text:style-name="T1">lauches 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9.9cm" svg:y1="6.2cm" svg:x2="22.2cm" svg:y2="5.6cm">
          <text:p/>
        </draw:line>
        <draw:custom-shape draw:style-name="gr8" draw:text-style-name="P3" draw:layer="layout" svg:width="5.8cm" svg:height="1.2cm" svg:x="22.2cm" svg:y="6.5cm">
          <text:p text:style-name="P2"><text:span text:style-name="T1">Split dataset and </text:span><text:span text:style-name="T1"><text:line-break/></text:span><text:span text:style-name="T1">lauches 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9.9cm" svg:y1="6.1cm" svg:x2="22.2cm" svg:y2="7.1cm">
          <text:p/>
        </draw:line>
        <draw:line draw:style-name="gr9" draw:text-style-name="P7" draw:layer="layout" svg:x1="11.3cm" svg:y1="6cm" svg:x2="14.1cm" svg:y2="9.9cm">
          <text:p/>
        </draw:line>
        <draw:line draw:style-name="gr12" draw:text-style-name="P7" draw:layer="layout" svg:x1="20cm" svg:y1="9.9cm" svg:x2="22.3cm" svg:y2="8.8cm">
          <text:p/>
        </draw:line>
        <draw:custom-shape draw:style-name="gr8" draw:text-style-name="P3" xml:id="id3" draw:id="id3" draw:layer="layout" svg:width="5.8cm" svg:height="1.2cm" svg:x="22.2cm" svg:y="8.2cm">
          <text:p text:style-name="P2"><text:span text:style-name="T1">Split dataset and </text:span><text:span text:style-name="T1"><text:line-break/></text:span><text:span text:style-name="T1">lauches 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6cm" svg:height="0.6cm" svg:x="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.7cm" svg:y1="6.2cm" svg:x2="6cm" svg:y2="6.2cm">
          <text:p/>
        </draw:line>
        <draw:frame draw:style-name="gr14" draw:text-style-name="P10" draw:layer="layout" svg:width="2.928cm" svg:height="0.683cm" svg:x="2.9cm" svg:y="5.617cm">
          <draw:text-box>
            <text:p text:style-name="P9"><text:span text:style-name="T1">JSON - REST</text:span></text:p>
          </draw:text-box>
        </draw:frame>
        <draw:custom-shape draw:style-name="gr11" draw:text-style-name="P3" xml:id="id4" draw:id="id4" draw:layer="layout" svg:width="5.8cm" svg:height="2.5cm" svg:x="14.1cm" svg:y="11.6cm">
          <text:p text:style-name="P2"><text:span text:style-name="T1">Receives PFA</text:span><text:span text:style-name="T1"><text:line-break/></text:span><text:span text:style-name="T1">Invokes an ValidationActor</text:span><text:span text:style-name="T1"><text:line-break/></text:span><text:span text:style-name="T1">of the Pool and pass the PFA to</text:span><text:span text:style-name="T1"><text:line-break/></text:span><text:span text:style-name="T1">vali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line-skew="2.198cm" svg:x1="28cm" svg:y1="4.1cm" svg:x2="19.9cm" svg:y2="15.85cm" draw:start-shape="id1" draw:start-glue-point="10" draw:end-shape="id2" draw:end-glue-point="10" svg:d="M28000 4100h2700v11750h-10800" svg:viewBox="0 0 10801 11751">
          <text:p/>
        </draw:connector>
        <draw:line draw:style-name="gr16" draw:text-style-name="P7" draw:layer="layout" svg:x1="28cm" svg:y1="5.6cm" svg:x2="30.7cm" svg:y2="4.2cm">
          <text:p/>
        </draw:line>
        <draw:line draw:style-name="gr16" draw:text-style-name="P7" draw:layer="layout" svg:x1="28cm" svg:y1="7.2cm" svg:x2="30.7cm" svg:y2="4.2cm">
          <text:p/>
        </draw:line>
        <draw:custom-shape draw:style-name="gr11" draw:text-style-name="P3" xml:id="id2" draw:id="id2" draw:layer="layout" svg:width="5.8cm" svg:height="2.5cm" svg:x="14.1cm" svg:y="14.6cm">
          <text:p text:style-name="P2"><text:span text:style-name="T1">Receives PFA</text:span><text:span text:style-name="T1"><text:line-break/></text:span><text:span text:style-name="T1">Invokes an ValidationActor</text:span><text:span text:style-name="T1"><text:line-break/></text:span><text:span text:style-name="T1">of the Pool and pass the PFA to</text:span><text:span text:style-name="T1"><text:line-break/></text:span><text:span text:style-name="T1">vali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line-skew="0.798cm" svg:x1="28cm" svg:y1="8.8cm" svg:x2="19.9cm" svg:y2="12.85cm" draw:start-shape="id3" draw:start-glue-point="10" draw:end-shape="id4" draw:end-glue-point="10" svg:d="M28000 8800h1300v4050h-9400" svg:viewBox="0 0 9401 4051">
          <text:p/>
        </draw:connector>
        <draw:custom-shape draw:style-name="gr4" draw:text-style-name="P1" draw:layer="layout" svg:width="6.2cm" svg:height="25.1cm" svg:x="32.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8cm" svg:height="1.2cm" svg:x="32.2cm" svg:y="17.1cm">
          <text:p text:style-name="P2"><text:span text:style-name="T1">Lauches Validations</text:span><text:span text:style-name="T1"><text:line-break/></text:span><text:span text:style-name="T1">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8cm" svg:height="1.2cm" svg:x="32.2cm" svg:y="18.8cm">
          <text:p text:style-name="P2"><text:span text:style-name="T1">Lauches Validations</text:span><text:span text:style-name="T1"><text:line-break/></text:span><text:span text:style-name="T1">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6.5cm" svg:height="1.673cm" svg:x="32cm" svg:y="2.1cm">
          <draw:text-box>
            <text:p text:style-name="P4">ValidationActor</text:p>
          </draw:text-box>
        </draw:frame>
        <draw:line draw:style-name="gr9" draw:text-style-name="P7" draw:layer="layout" svg:x1="19.3cm" svg:y1="13.6cm" svg:x2="32.2cm" svg:y2="17.7cm">
          <text:p/>
        </draw:line>
        <draw:line draw:style-name="gr9" draw:text-style-name="P7" draw:layer="layout" svg:x1="19.5cm" svg:y1="16.5cm" svg:x2="32.1cm" svg:y2="19.3cm">
          <text:p/>
        </draw:line>
        <draw:line draw:style-name="gr9" draw:text-style-name="P7" draw:layer="layout" svg:x1="32.6cm" svg:y1="18cm" svg:x2="19.9cm" svg:y2="19cm">
          <text:p/>
        </draw:line>
        <draw:custom-shape draw:style-name="gr11" draw:text-style-name="P3" draw:layer="layout" svg:width="5.8cm" svg:height="2.5cm" svg:x="14.1cm" svg:y="17.8cm">
          <text:p text:style-name="P2"><text:span text:style-name="T1">Reduces the scores by doing</text:span><text:span text:style-name="T1"><text:line-break/></text:span><text:span text:style-name="T1">an a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8cm" svg:height="2.5cm" svg:x="14.1cm" svg:y="20.8cm">
          <text:p text:style-name="P2"><text:span text:style-name="T1">Reduces the scores by doing</text:span><text:span text:style-name="T1"><text:line-break/></text:span><text:span text:style-name="T1">an a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32.3cm" svg:y1="19.6cm" svg:x2="19.7cm" svg:y2="21.7cm">
          <text:p/>
        </draw:line>
        <draw:custom-shape draw:style-name="gr11" draw:text-style-name="P3" draw:layer="layout" svg:width="5.8cm" svg:height="2.5cm" svg:x="5.7cm" svg:y="19.2cm">
          <text:p text:style-name="P2"><text:span text:style-name="T1">Prepares the scores of the</text:span><text:span text:style-name="T1"><text:line-break/></text:span><text:span text:style-name="T1">differents algorithm to be written</text:span><text:span text:style-name="T1"><text:line-break/></text:span><text:span text:style-name="T1">with their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4.1cm" svg:y1="19.1cm" svg:x2="11.5cm" svg:y2="20.5cm">
          <text:p/>
        </draw:line>
        <draw:line draw:style-name="gr9" draw:text-style-name="P7" draw:layer="layout" svg:x1="14.1cm" svg:y1="22.1cm" svg:x2="11.5cm" svg:y2="20.6cm">
          <text:p/>
        </draw:line>
        <draw:custom-shape draw:style-name="gr17" draw:text-style-name="P1" draw:layer="layout" svg:width="0.6cm" svg:height="0.6cm" svg:x="2.3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.6cm" svg:y1="20.5cm" svg:x2="2.9cm" svg:y2="20.5cm">
          <text:p/>
        </draw:line>
        <draw:frame draw:style-name="gr18" draw:text-style-name="P12" draw:layer="layout" svg:width="3.3cm" svg:height="1.199cm" svg:x="2.7cm" svg:y="19.7cm">
          <draw:text-box>
            <text:p text:style-name="P11"><text:span text:style-name="T2">Write into D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6:01:46.613000000</meta:creation-date>
    <dc:date>2017-04-18T16:37:12.943000000</dc:date>
    <meta:editing-duration>PT35M38S</meta:editing-duration>
    <meta:editing-cycles>9</meta:editing-cycles>
    <meta:generator>LibreOffice/5.2.6.2$Windows_x86 LibreOffice_project/a3100ed2409ebf1c212f5048fbe377c281438fdc</meta:generator>
    <meta:document-statistic meta:object-count="44"/>
  </office:meta>
</office:document-meta>
</file>